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190F6EDCA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5457in" svg:y="1.1811in" svg:width="8.3335in" svg:height="4.1665in" draw:z-index="0"><draw:image xlink:href="Pictures/100000000000032000000190F6EDCA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lt Lucidarme</meta:initial-creator>
    <meta:creation-date>2016-05-25T17:09:04.380366671</meta:creation-date>
    <dc:date>2016-05-25T17:24:49.889134814</dc:date>
    <dc:creator>Thibault Lucidarme</dc:creator>
    <meta:editing-duration>PT9M53S</meta:editing-duration>
    <meta:editing-cycles>2</meta:editing-cycles>
    <meta:generator>LibreOffice/4.2.8.2$Linux_X86_64 LibreOffice_project/420m0$Build-2</meta:generator>
    <meta:printed-by>Thibault Lucidarme</meta:printed-by>
    <meta:print-date>2016-05-25T17:18:10.151732156</meta:print-date>
    <meta:document-statistic meta:table-count="0" meta:image-count="1" meta:object-count="0" meta:page-count="1" meta:paragraph-count="0" meta:word-count="0" meta:character-count="0" meta:non-whitespace-character-count="0"/>
  </office:meta>
</office:document-meta>
</file>